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a9826" officeooo:paragraph-rsid="000a9826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79f65" officeooo:paragraph-rsid="00079f65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a9826" officeooo:paragraph-rsid="000a9826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a9826" officeooo:paragraph-rsid="000cb544" style:font-size-asian="10.5pt" style:font-weight-asian="normal" style:font-size-complex="12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JET :</text:p>
      <text:p text:style-name="P2"/>
      <text:p text:style-name="P4">- monstres (1 à 3!=)</text:p>
      <text:p text:style-name="P4">- missile</text:p>
      <text:p text:style-name="P4">- vaisseau</text:p>
      <text:p text:style-name="P4">- petits boucliers</text:p>
      <text:p text:style-name="P4">- score</text:p>
      <text:p text:style-name="P4">- vie</text:p>
      <text:p text:style-name="P4"/>
      <text:p text:style-name="P4">Comment on intègre une surface graphique ? </text:p>
      <text:p text:style-name="P5">VT100 séquence d’échappement </text:p>
      <text:p text:style-name="P5"><text:a xlink:type="simple" xlink:href="http://manpagesfr.free.fr/man/man4/console_codes.4.html" text:style-name="Internet_20_link" text:visited-style-name="Visited_20_Internet_20_Link">http://manpagesfr.free.fr/man/man4/console_codes.4.html</text:a></text:p>
      <text:p text:style-name="P4"><text:a xlink:type="simple" xlink:href="https://vt100.net/docs/vt100-ug/contents.html" text:style-name="Internet_20_link" text:visited-style-name="Visited_20_Internet_20_Link">https://vt100.net/docs/vt100-ug/contents.html</text:a></text:p>
      <text:p text:style-name="P4"/>
      <text:p text:style-name="P4"/>
      <text:p text:style-name="P4"/>
      <text:p text:style-name="P3"/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1-08T09:02:22.880794923</meta:creation-date>
    <dc:date>2020-01-09T09:59:02.004537708</dc:date>
    <meta:editing-duration>PT17H25M46S</meta:editing-duration>
    <meta:editing-cycles>1</meta:editing-cycles>
    <meta:document-statistic meta:table-count="0" meta:image-count="0" meta:object-count="0" meta:page-count="1" meta:paragraph-count="12" meta:word-count="31" meta:character-count="250" meta:non-whitespace-character-count="229"/>
    <meta:generator>LibreOffice/6.3.4.2.0$Linux_X86_64 LibreOffice_project/1e2df71cb6a569bbaaffb70308950743964880ae</meta:generator>
  </office:meta>
</office:document-meta>
</file>